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41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4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4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en" fo:country="US" fo:font-style="normal" style:font-style-asian="normal" style:font-style-complex="normal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background-color="transparen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style:text-position="0% 100%" fo:language="en" fo:country="US" fo:font-style="normal" style:font-style-asian="normal" style:font-style-complex="normal"/>
    </style:style>
    <style:style style:name="T28" style:family="text">
      <style:text-properties style:text-position="0% 100%" fo:font-style="italic" style:font-style-asian="italic" style:font-style-complex="italic"/>
    </style:style>
    <style:style style:name="T29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ПРОТОКОЛ <text:span text:style-name="T6">ПОВЕРКИ</text:span></text:p>
      <text:p text:style-name="P5"><text:span text:style-name="T19">дозиметра типа </text:span><text:span text:style-name="T9">ДКС</text:span><text:span text:style-name="T19">-</text:span><text:span text:style-name="T9">АТ3509</text:span></text:p>
      <text:p text:style-name="P8"/>
      <text:p text:style-name="P6"><text:span text:style-name="T19">зав. № </text:span><text:span text:style-name="T26"><text:s/>$</text:span><text:span text:style-name="T3">allSerial <text:s/></text:span><text:span text:style-name="T19"><text:s/></text:span><text:span text:style-name="T21">.</text:span><text:span text:style-name="T19"> </text:span></text:p>
      <text:p text:style-name="P6"><text:span text:style-name="T19">принадлежащего </text:span><text:span text:style-name="T20">.</text:span><text:span text:style-name="T26"> <text:s text:c="105"/></text:span><text:span text:style-name="T20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5"><text:s/></text:span><text:span text:style-name="T18">$temp </text:span><text:s/>°<text:span text:style-name="T17">С</text:span>, атмосферном давлении <text:span text:style-name="T17">Р</text:span> = <text:span text:style-name="T25"><text:s text:c="5"/></text:span><text:s/>мм.рт.ст, относительной влажности воздуха <text:span text:style-name="T17">р</text:span> = <text:span text:style-name="T25"><text:s/></text:span><text:span text:style-name="T18">$vlag </text:span><text:s/>%, внешнем фоне γ-излучения <text:span text:style-name="T2">H</text:span>*(10) = <text:span text:style-name="T25"><text:s/></text:span><text:span text:style-name="T18">$bground </text:span><text:s/>нЗв/ч, <text:s/>согласно методике, изложенной в <text:span text:style-name="T24">МП. МН 742-2005</text:span></text:p>
      <text:p text:style-name="P34"><text:span text:style-name="T6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6"><text:span text:style-name="T6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3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41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2">H</text:span><text:span text:style-name="T12">pi</text:span></text:p>
          </table:table-cell>
          <table:table-cell table:style-name="t1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7">Фон</text:p>
          </table:table-cell>
          <table:table-cell table:style-name="t1.B3" office:value-type="string">
            <text:p text:style-name="P38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8">$1-bg0</text:p>
              <text:p text:style-name="P38">$1-bg1</text:p>
              <text:p text:style-name="P38">$1-bg2</text:p>
              <text:p text:style-name="P38">$1-bg3</text:p>
              <text:p text:style-name="P38">$1-bg4</text:p>
              <text:p text:style-name="P38">$1-bg5</text:p>
              <text:p text:style-name="P38">$1-bg6</text:p>
              <text:p text:style-name="P38">$1-bg7</text:p>
              <text:p text:style-name="P37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  <text:p text:style-name="P20">Hp(10)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8">$1-m00</text:p>
              <text:p text:style-name="P38">$1-m01</text:p>
              <text:p text:style-name="P38">$1-m02</text:p>
              <text:p text:style-name="P38">$1-m03</text:p>
              <text:p text:style-name="P38">$1-m04</text:p>
              <text:p text:style-name="P38">$1-m05</text:p>
              <text:p text:style-name="P38">$1-m06</text:p>
              <text:p text:style-name="P38">$1-m07</text:p>
              <text:p text:style-name="P38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7">±<text:span text:style-name="T6">30</text:span></text:p>
          </table:table-cell>
        </table:table-row>
        <table:table-row>
          <table:table-cell table:style-name="t1.A3" office:value-type="string">
            <text:p text:style-name="P17">4.0 мЗв/ч</text:p>
            <text:p text:style-name="P20">Hp(10)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8">$1-m11</text:p>
              <text:p text:style-name="P38">$1-m12</text:p>
              <text:p text:style-name="P38">$1-m13</text:p>
              <text:p text:style-name="P38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7">±<text:span text:style-name="T6">15</text:span></text:p>
          </table:table-cell>
        </table:table-row>
        <table:table-row>
          <table:table-cell table:style-name="t1.A3" office:value-type="string">
            <text:p text:style-name="P17">800<text:span text:style-name="T6">.</text:span>0 мЗв/ч<text:line-break/><text:span text:style-name="T1">Hp(10)</text:span>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4">
              <text:p text:style-name="P7">$1-m20</text:p>
              <text:p text:style-name="P38">$1-m21</text:p>
              <text:p text:style-name="P38">$1-m22</text:p>
              <text:p text:style-name="P38">$1-m23</text:p>
              <text:p text:style-name="P38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27">±<text:span text:style-name="T6">15</text:span></text:p>
          </table:table-cell>
        </table:table-row>
        <table:table-row>
          <table:table-cell table:style-name="t1.A7" office:value-type="string">
            <text:p text:style-name="P17"><text:span text:style-name="T1">20</text:span><text:span text:style-name="T6">.</text:span>0 <text:span text:style-name="T6">мкЗв</text:span>/ч<text:line-break/><text:span text:style-name="T1">Hp(0.07)</text:span></text:p>
          </table:table-cell>
          <table:table-cell table:style-name="t1.B7" office:value-type="string">
            <text:p text:style-name="P18">$1-n<text:span text:style-name="T1">3</text:span></text:p>
          </table:table-cell>
          <table:table-cell table:style-name="t1.B7" office:value-type="string">
            <text:p text:style-name="P18">$1-d<text:span text:style-name="T1">3</text:span></text:p>
          </table:table-cell>
          <table:table-cell table:style-name="t1.D7" office:value-type="string">
            <text:section text:style-name="Sect1" text:name="Раздел3">
              <text:p text:style-name="P7">$1-m<text:span text:style-name="T1">3</text:span>0</text:p>
              <text:p text:style-name="P38">$1-m<text:span text:style-name="T1">3</text:span>1</text:p>
              <text:p text:style-name="P38">$1-m<text:span text:style-name="T1">3</text:span>2</text:p>
              <text:p text:style-name="P38">$1-m<text:span text:style-name="T1">3</text:span>3</text:p>
              <text:p text:style-name="P38">$1-m<text:span text:style-name="T1">3</text:span>4</text:p>
            </text:section>
          </table:table-cell>
          <table:table-cell table:style-name="t1.B7" office:value-type="string">
            <text:p text:style-name="P18">$1-av<text:span text:style-name="T1">3</text:span></text:p>
          </table:table-cell>
          <table:table-cell table:style-name="t1.B7" office:value-type="string">
            <text:p text:style-name="P18">$1-o<text:span text:style-name="T1">3</text:span></text:p>
          </table:table-cell>
          <table:table-cell table:style-name="t1.B7" office:value-type="string">
            <text:p text:style-name="P18">$1-q<text:span text:style-name="T1">3</text:span></text:p>
          </table:table-cell>
          <table:table-cell table:style-name="t1.B7" office:value-type="string">
            <text:p text:style-name="P18">$1-do<text:span text:style-name="T1">3</text:span></text:p>
          </table:table-cell>
          <table:table-cell table:style-name="t1.I7" office:value-type="string">
            <text:p text:style-name="P27">±<text:span text:style-name="T6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1">Действи-тельное</text:span> значение</text:p>
            <text:p text:style-name="P37">ЭД<text:span text:style-name="T29">,</text:span></text:p>
            <text:p text:style-name="P37"><text:span text:style-name="T2">H</text:span><text:span text:style-name="T12">p</text:span><text:span text:style-name="T11">0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1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">H</text:span><text:span text:style-name="T12">pi</text:span></text:p>
          </table:table-cell>
          <table:table-cell table:style-name="s1.D3" office:value-type="string">
            <text:p text:style-name="P37"><text:span text:style-name="T2">H</text:span><text:span text:style-name="T12">pi </text:span><text:span text:style-name="T10">изм.</text:span></text:p>
          </table:table-cell>
          <table:table-cell table:style-name="s1.D3" office:value-type="string">
            <text:p text:style-name="P37"><text:span text:style-name="T2">H</text:span><text:span text:style-name="T12">pi</text:span><text:span text:style-name="T13"> </text:span><text:span text:style-name="T15">изм</text:span><text:span text:style-name="T16">.</text:span><text:span text:style-name="T28">- </text:span><text:span text:style-name="T2">H</text:span><text:span text:style-name="T12">p</text:span><text:span text:style-name="T11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1">м</text:span><text:span text:style-name="T6">к</text:span><text:span text:style-name="T1">Зв</text:span><text:line-break/><text:span text:style-name="T1">Hp(10)</text:span></text:p>
          </table:table-cell>
          <table:table-cell table:style-name="s1.B4" office:value-type="string">
            <text:p text:style-name="P18">$1-<text:span text:style-name="T1">dn_</text:span><text:span text:style-name="T6">3</text:span></text:p>
          </table:table-cell>
          <table:table-cell table:style-name="s1.B4" office:value-type="string">
            <text:p text:style-name="P26"><text:s text:c="2"/>$1-<text:span text:style-name="T1">dd_</text:span><text:span text:style-name="T6">3</text:span> <text:s/></text:p>
            <text:p text:style-name="P22"><text:span text:style-name="T6">36</text:span>0c</text:p>
          </table:table-cell>
          <table:table-cell table:style-name="s1.B4" office:value-type="string">
            <text:p text:style-name="P18">$1-d_dev<text:span text:style-name="T1">_</text:span><text:span text:style-name="T6">3</text:span></text:p>
          </table:table-cell>
          <table:table-cell table:style-name="s1.B4" office:value-type="string">
            <text:p text:style-name="P18">$1-dose<text:span text:style-name="T1">_</text:span><text:span text:style-name="T6">3</text:span></text:p>
          </table:table-cell>
          <table:table-cell table:style-name="s1.B4" office:value-type="string">
            <text:p text:style-name="P18">$1-d_res<text:span text:style-name="T1">_</text:span><text:span text:style-name="T6">3</text:span></text:p>
          </table:table-cell>
          <table:table-cell table:style-name="s1.B4" office:value-type="string">
            <text:p text:style-name="P18">$1-o_pog<text:span text:style-name="T1">_</text:span><text:span text:style-name="T6">3</text:span></text:p>
          </table:table-cell>
          <table:table-cell table:style-name="s1.B4" office:value-type="string">
            <text:p text:style-name="P18">$1-d_gran<text:span text:style-name="T1">_</text:span><text:span text:style-name="T6">3</text:span></text:p>
          </table:table-cell>
          <table:table-cell table:style-name="s1.I4" office:value-type="string">
            <text:p text:style-name="P17">±<text:span text:style-name="T6">15</text:span></text:p>
          </table:table-cell>
        </table:table-row>
        <table:table-row>
          <table:table-cell table:style-name="s1.A4" office:value-type="string">
            <text:p text:style-name="P17">4.0 мЗв<text:line-break/><text:span text:style-name="T1">Hp(10)</text:span></text:p>
          </table:table-cell>
          <table:table-cell table:style-name="s1.B4" office:value-type="string">
            <text:p text:style-name="P18">$1-<text:span text:style-name="T1">dn</text:span></text:p>
          </table:table-cell>
          <table:table-cell table:style-name="s1.B4" office:value-type="string">
            <text:p text:style-name="P26"><text:s text:c="2"/>$1-<text:span text:style-name="T1">dd</text:span> <text:s/></text:p>
            <text:p text:style-name="P22">180c</text:p>
          </table:table-cell>
          <table:table-cell table:style-name="s1.B4" office:value-type="string">
            <text:p text:style-name="P18">$1-d_dev</text:p>
          </table:table-cell>
          <table:table-cell table:style-name="s1.B4" office:value-type="string">
            <text:p text:style-name="P18">$1-dose</text:p>
          </table:table-cell>
          <table:table-cell table:style-name="s1.B4" office:value-type="string">
            <text:p text:style-name="P18">$1-d_res</text:p>
          </table:table-cell>
          <table:table-cell table:style-name="s1.B4" office:value-type="string">
            <text:p text:style-name="P18">$1-o_pog</text:p>
          </table:table-cell>
          <table:table-cell table:style-name="s1.B4" office:value-type="string">
            <text:p text:style-name="P18">$1-d_gran</text:p>
          </table:table-cell>
          <table:table-cell table:style-name="s1.I4" office:value-type="string">
            <text:p text:style-name="P17">±<text:span text:style-name="T6">15</text:span></text:p>
          </table:table-cell>
        </table:table-row>
        <table:table-row>
          <table:table-cell table:style-name="s1.A6" office:value-type="string">
            <text:p text:style-name="P17">4.0 <text:span text:style-name="T6">мкЗв</text:span></text:p>
            <text:p text:style-name="P20">Hp(0.07)</text:p>
          </table:table-cell>
          <table:table-cell table:style-name="s1.B6" office:value-type="string">
            <text:p text:style-name="P18">$<text:span text:style-name="T1">1</text:span>-<text:span text:style-name="T1">dn_2</text:span></text:p>
          </table:table-cell>
          <table:table-cell table:style-name="s1.B6" office:value-type="string">
            <text:p text:style-name="P26"><text:s text:c="2"/>$1-<text:span text:style-name="T1">dd_2</text:span> <text:s/></text:p>
            <text:p text:style-name="P22">360c</text:p>
          </table:table-cell>
          <table:table-cell table:style-name="s1.B6" office:value-type="string">
            <text:p text:style-name="P18">$1-d_dev_<text:span text:style-name="T1">2</text:span></text:p>
          </table:table-cell>
          <table:table-cell table:style-name="s1.B6" office:value-type="string">
            <text:p text:style-name="P18">$1-dose_<text:span text:style-name="T1">2</text:span></text:p>
          </table:table-cell>
          <table:table-cell table:style-name="s1.B6" office:value-type="string">
            <text:p text:style-name="P18">$1-d_res_<text:span text:style-name="T1">2</text:span></text:p>
          </table:table-cell>
          <table:table-cell table:style-name="s1.B6" office:value-type="string">
            <text:p text:style-name="P18">$1-o_pog_<text:span text:style-name="T1">2</text:span></text:p>
          </table:table-cell>
          <table:table-cell table:style-name="s1.B6" office:value-type="string">
            <text:p text:style-name="P18">$1-d_gran_<text:span text:style-name="T1">2</text:span></text:p>
          </table:table-cell>
          <table:table-cell table:style-name="s1.I6" office:value-type="string">
            <text:p text:style-name="P17">±<text:span text:style-name="T6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41">Показания прибора</text:p>
          </table:table-cell>
          <table:table-cell table:style-name="t2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2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2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2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7">Фон</text:p>
          </table:table-cell>
          <table:table-cell table:style-name="t2.B3" office:value-type="string">
            <text:p text:style-name="P38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8">$2-bg0</text:p>
              <text:p text:style-name="P38">$2-bg1</text:p>
              <text:p text:style-name="P38">$2-bg2</text:p>
              <text:p text:style-name="P38">$2-bg3</text:p>
              <text:p text:style-name="P38">$2-bg4</text:p>
              <text:p text:style-name="P38">$2-bg5</text:p>
              <text:p text:style-name="P38">$2-bg6</text:p>
              <text:p text:style-name="P38">$2-bg7</text:p>
              <text:p text:style-name="P37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8">$2-m00</text:p>
              <text:p text:style-name="P38">$2-m01</text:p>
              <text:p text:style-name="P38">$2-m02</text:p>
              <text:p text:style-name="P38">$2-m03</text:p>
              <text:p text:style-name="P38">$2-m04</text:p>
              <text:p text:style-name="P38">$2-m05</text:p>
              <text:p text:style-name="P38">$2-m06</text:p>
              <text:p text:style-name="P38">$2-m07</text:p>
              <text:p text:style-name="P38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27">±<text:span text:style-name="T6">30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8">$2-m11</text:p>
              <text:p text:style-name="P38">$2-m12</text:p>
              <text:p text:style-name="P38">$2-m13</text:p>
              <text:p text:style-name="P38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27">±<text:span text:style-name="T6">15</text:span></text:p>
          </table:table-cell>
        </table:table-row>
        <table:table-row>
          <table:table-cell table:style-name="t2.A6" office:value-type="string">
            <text:p text:style-name="P17">800<text:span text:style-name="T6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8">$2-m21</text:p>
              <text:p text:style-name="P38">$2-m22</text:p>
              <text:p text:style-name="P38">$2-m23</text:p>
              <text:p text:style-name="P38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27">±<text:span text:style-name="T6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2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2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2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2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2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мЗв</text:p>
          </table:table-cell>
          <table:table-cell table:style-name="s2.B4" office:value-type="string">
            <text:p text:style-name="P18">$2-<text:span text:style-name="T1">dn</text:span></text:p>
          </table:table-cell>
          <table:table-cell table:style-name="s2.B4" office:value-type="string">
            <text:p text:style-name="P26"><text:s text:c="2"/>$2-<text:span text:style-name="T1">dd <text:s/></text:span></text:p>
            <text:p text:style-name="P21">180c</text:p>
          </table:table-cell>
          <table:table-cell table:style-name="s2.B4" office:value-type="string">
            <text:p text:style-name="P18">$2-d_dev</text:p>
          </table:table-cell>
          <table:table-cell table:style-name="s2.B4" office:value-type="string">
            <text:p text:style-name="P18">$2-dose</text:p>
          </table:table-cell>
          <table:table-cell table:style-name="s2.B4" office:value-type="string">
            <text:p text:style-name="P18">$2-d_res</text:p>
          </table:table-cell>
          <table:table-cell table:style-name="s2.B4" office:value-type="string">
            <text:p text:style-name="P18">$2-o_pog</text:p>
          </table:table-cell>
          <table:table-cell table:style-name="s2.B4" office:value-type="string">
            <text:p text:style-name="P18">$2-d_gran</text:p>
          </table:table-cell>
          <table:table-cell table:style-name="s2.I4" office:value-type="string">
            <text:p text:style-name="P25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41">Показания прибора</text:p>
          </table:table-cell>
          <table:table-cell table:style-name="t3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3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3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3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3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7">Фон</text:p>
          </table:table-cell>
          <table:table-cell table:style-name="t3.B3" office:value-type="string">
            <text:p text:style-name="P38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8">$3-bg0</text:p>
              <text:p text:style-name="P38">$3-bg1</text:p>
              <text:p text:style-name="P38">$3-bg2</text:p>
              <text:p text:style-name="P38">$3-bg3</text:p>
              <text:p text:style-name="P38">$3-bg4</text:p>
              <text:p text:style-name="P38">$3-bg5</text:p>
              <text:p text:style-name="P38">$3-bg6</text:p>
              <text:p text:style-name="P38">$3-bg7</text:p>
              <text:p text:style-name="P37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8">$3-m00</text:p>
              <text:p text:style-name="P38">$3-m01</text:p>
              <text:p text:style-name="P38">$3-m02</text:p>
              <text:p text:style-name="P38">$3-m03</text:p>
              <text:p text:style-name="P38">$3-m04</text:p>
              <text:p text:style-name="P38">$3-m05</text:p>
              <text:p text:style-name="P38">$3-m06</text:p>
              <text:p text:style-name="P38">$3-m07</text:p>
              <text:p text:style-name="P38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27">±<text:span text:style-name="T6">30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8">$3-m11</text:p>
              <text:p text:style-name="P38">$3-m12</text:p>
              <text:p text:style-name="P38">$3-m13</text:p>
              <text:p text:style-name="P38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27">±<text:span text:style-name="T6">15</text:span></text:p>
          </table:table-cell>
        </table:table-row>
        <table:table-row>
          <table:table-cell table:style-name="t3.A6" office:value-type="string">
            <text:p text:style-name="P17">800<text:span text:style-name="T6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8">$3-m21</text:p>
              <text:p text:style-name="P38">$3-m22</text:p>
              <text:p text:style-name="P38">$3-m23</text:p>
              <text:p text:style-name="P38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27">±<text:span text:style-name="T6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3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3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3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3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3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мЗв</text:p>
          </table:table-cell>
          <table:table-cell table:style-name="s3.B4" office:value-type="string">
            <text:p text:style-name="P18">$3-<text:span text:style-name="T1">dn</text:span></text:p>
          </table:table-cell>
          <table:table-cell table:style-name="s3.B4" office:value-type="string">
            <text:p text:style-name="P26"><text:s text:c="2"/>$3-<text:span text:style-name="T1">dd </text:span><text:s/></text:p>
            <text:p text:style-name="P21">180c</text:p>
          </table:table-cell>
          <table:table-cell table:style-name="s3.B4" office:value-type="string">
            <text:p text:style-name="P18">$3-d_dev</text:p>
          </table:table-cell>
          <table:table-cell table:style-name="s3.B4" office:value-type="string">
            <text:p text:style-name="P18">$3-dose</text:p>
          </table:table-cell>
          <table:table-cell table:style-name="s3.B4" office:value-type="string">
            <text:p text:style-name="P18">$3-d_res</text:p>
          </table:table-cell>
          <table:table-cell table:style-name="s3.B4" office:value-type="string">
            <text:p text:style-name="P18">$3-o_pog</text:p>
          </table:table-cell>
          <table:table-cell table:style-name="s3.B4" office:value-type="string">
            <text:p text:style-name="P18">$3-d_gran</text:p>
          </table:table-cell>
          <table:table-cell table:style-name="s3.I4" office:value-type="string">
            <text:p text:style-name="P25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41">Показания прибора</text:p>
          </table:table-cell>
          <table:table-cell table:style-name="t4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4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4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4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4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7">Фон</text:p>
          </table:table-cell>
          <table:table-cell table:style-name="t4.B3" office:value-type="string">
            <text:p text:style-name="P38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8">$4-bg0</text:p>
              <text:p text:style-name="P38">$4-bg1</text:p>
              <text:p text:style-name="P38">$4-bg2</text:p>
              <text:p text:style-name="P38">$4-bg3</text:p>
              <text:p text:style-name="P38">$4-bg4</text:p>
              <text:p text:style-name="P38">$4-bg5</text:p>
              <text:p text:style-name="P38">$4-bg6</text:p>
              <text:p text:style-name="P38">$4-bg7</text:p>
              <text:p text:style-name="P37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8">$4-m00</text:p>
              <text:p text:style-name="P38">$4-m01</text:p>
              <text:p text:style-name="P38">$4-m02</text:p>
              <text:p text:style-name="P38">$4-m03</text:p>
              <text:p text:style-name="P38">$4-m04</text:p>
              <text:p text:style-name="P38">$4-m05</text:p>
              <text:p text:style-name="P38">$4-m06</text:p>
              <text:p text:style-name="P38">$4-m07</text:p>
              <text:p text:style-name="P38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27">±<text:span text:style-name="T6">30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8">$4-m11</text:p>
              <text:p text:style-name="P38">$4-m12</text:p>
              <text:p text:style-name="P38">$4-m13</text:p>
              <text:p text:style-name="P38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27">±<text:span text:style-name="T6">15</text:span></text:p>
          </table:table-cell>
        </table:table-row>
        <table:table-row>
          <table:table-cell table:style-name="t4.A6" office:value-type="string">
            <text:p text:style-name="P17">800<text:span text:style-name="T6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8">$4-m21</text:p>
              <text:p text:style-name="P38">$4-m22</text:p>
              <text:p text:style-name="P38">$4-m23</text:p>
              <text:p text:style-name="P38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27">±<text:span text:style-name="T6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4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4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4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4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4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мЗв</text:p>
          </table:table-cell>
          <table:table-cell table:style-name="s4.B4" office:value-type="string">
            <text:p text:style-name="P18">$4-<text:span text:style-name="T1">dn</text:span></text:p>
          </table:table-cell>
          <table:table-cell table:style-name="s4.B4" office:value-type="string">
            <text:p text:style-name="P26"><text:s text:c="2"/>$4<text:span text:style-name="T1">-dd</text:span> <text:s/></text:p>
            <text:p text:style-name="P21">180c</text:p>
          </table:table-cell>
          <table:table-cell table:style-name="s4.B4" office:value-type="string">
            <text:p text:style-name="P18">$4-d_dev</text:p>
          </table:table-cell>
          <table:table-cell table:style-name="s4.B4" office:value-type="string">
            <text:p text:style-name="P18">$4-dose</text:p>
          </table:table-cell>
          <table:table-cell table:style-name="s4.B4" office:value-type="string">
            <text:p text:style-name="P18">$4-d_res</text:p>
          </table:table-cell>
          <table:table-cell table:style-name="s4.B4" office:value-type="string">
            <text:p text:style-name="P18">$4-o_pog</text:p>
          </table:table-cell>
          <table:table-cell table:style-name="s4.B4" office:value-type="string">
            <text:p text:style-name="P18">$4-d_gran</text:p>
          </table:table-cell>
          <table:table-cell table:style-name="s4.I4" office:value-type="string">
            <text:p text:style-name="P25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41">Показания прибора</text:p>
          </table:table-cell>
          <table:table-cell table:style-name="t5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5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5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5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5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7">Фон</text:p>
          </table:table-cell>
          <table:table-cell table:style-name="t5.B3" office:value-type="string">
            <text:p text:style-name="P38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8">$5-bg0</text:p>
              <text:p text:style-name="P38">$5-bg1</text:p>
              <text:p text:style-name="P38">$5-bg2</text:p>
              <text:p text:style-name="P38">$5-bg3</text:p>
              <text:p text:style-name="P38">$5-bg4</text:p>
              <text:p text:style-name="P38">$5-bg5</text:p>
              <text:p text:style-name="P38">$5-bg6</text:p>
              <text:p text:style-name="P38">$5-bg7</text:p>
              <text:p text:style-name="P37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8">$5-m00</text:p>
              <text:p text:style-name="P38">$5-m01</text:p>
              <text:p text:style-name="P38">$5-m02</text:p>
              <text:p text:style-name="P38">$5-m03</text:p>
              <text:p text:style-name="P38">$5-m04</text:p>
              <text:p text:style-name="P38">$5-m05</text:p>
              <text:p text:style-name="P38">$5-m06</text:p>
              <text:p text:style-name="P38">$5-m07</text:p>
              <text:p text:style-name="P38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27">±<text:span text:style-name="T6">30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8">$5-m11</text:p>
              <text:p text:style-name="P38">$5-m12</text:p>
              <text:p text:style-name="P38">$5-m13</text:p>
              <text:p text:style-name="P38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27">±<text:span text:style-name="T6">15</text:span></text:p>
          </table:table-cell>
        </table:table-row>
        <table:table-row>
          <table:table-cell table:style-name="t5.A6" office:value-type="string">
            <text:p text:style-name="P17">800<text:span text:style-name="T6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8">$5-m21</text:p>
              <text:p text:style-name="P38">$5-m22</text:p>
              <text:p text:style-name="P38">$5-m23</text:p>
              <text:p text:style-name="P38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27">±<text:span text:style-name="T6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5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5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5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5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5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мЗв</text:p>
          </table:table-cell>
          <table:table-cell table:style-name="s5.B4" office:value-type="string">
            <text:p text:style-name="P18">$5-<text:span text:style-name="T1">dn</text:span></text:p>
          </table:table-cell>
          <table:table-cell table:style-name="s5.B4" office:value-type="string">
            <text:p text:style-name="P26"><text:s text:c="2"/>$5-<text:span text:style-name="T1">dd </text:span></text:p>
            <text:p text:style-name="P21">180c</text:p>
          </table:table-cell>
          <table:table-cell table:style-name="s5.B4" office:value-type="string">
            <text:p text:style-name="P18">$5-d_dev</text:p>
          </table:table-cell>
          <table:table-cell table:style-name="s5.B4" office:value-type="string">
            <text:p text:style-name="P18">$5-dose</text:p>
          </table:table-cell>
          <table:table-cell table:style-name="s5.B4" office:value-type="string">
            <text:p text:style-name="P18">$5-d_res</text:p>
          </table:table-cell>
          <table:table-cell table:style-name="s5.B4" office:value-type="string">
            <text:p text:style-name="P18">$5-o_pog</text:p>
          </table:table-cell>
          <table:table-cell table:style-name="s5.B4" office:value-type="string">
            <text:p text:style-name="P18">$5-d_gran</text:p>
          </table:table-cell>
          <table:table-cell table:style-name="s5.I4" office:value-type="string">
            <text:p text:style-name="P25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41">Показания прибора</text:p>
          </table:table-cell>
          <table:table-cell table:style-name="t6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6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6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6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6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7">Фон</text:p>
          </table:table-cell>
          <table:table-cell table:style-name="t6.B3" office:value-type="string">
            <text:p text:style-name="P38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8">$6-bg0</text:p>
              <text:p text:style-name="P38">$6-bg1</text:p>
              <text:p text:style-name="P38">$6-bg2</text:p>
              <text:p text:style-name="P38">$6-bg3</text:p>
              <text:p text:style-name="P38">$6-bg4</text:p>
              <text:p text:style-name="P38">$6-bg5</text:p>
              <text:p text:style-name="P38">$6-bg6</text:p>
              <text:p text:style-name="P38">$6-bg7</text:p>
              <text:p text:style-name="P37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8">$6-m00</text:p>
              <text:p text:style-name="P38">$6-m01</text:p>
              <text:p text:style-name="P38">$6-m02</text:p>
              <text:p text:style-name="P38">$6-m03</text:p>
              <text:p text:style-name="P38">$6-m04</text:p>
              <text:p text:style-name="P38">$6-m05</text:p>
              <text:p text:style-name="P38">$6-m06</text:p>
              <text:p text:style-name="P38">$6-m07</text:p>
              <text:p text:style-name="P38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27">±<text:span text:style-name="T6">30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8">$6-m11</text:p>
              <text:p text:style-name="P38">$6-m12</text:p>
              <text:p text:style-name="P38">$6-m13</text:p>
              <text:p text:style-name="P38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27">±<text:span text:style-name="T6">15</text:span></text:p>
          </table:table-cell>
        </table:table-row>
        <table:table-row>
          <table:table-cell table:style-name="t6.A6" office:value-type="string">
            <text:p text:style-name="P17">800<text:span text:style-name="T6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8">$6-m21</text:p>
              <text:p text:style-name="P38">$6-m22</text:p>
              <text:p text:style-name="P38">$6-m23</text:p>
              <text:p text:style-name="P38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27">±<text:span text:style-name="T6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6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6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6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6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6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мЗв</text:p>
          </table:table-cell>
          <table:table-cell table:style-name="s6.B4" office:value-type="string">
            <text:p text:style-name="P18">$6-<text:span text:style-name="T1">dn</text:span></text:p>
          </table:table-cell>
          <table:table-cell table:style-name="s6.B4" office:value-type="string">
            <text:p text:style-name="P26"><text:s text:c="2"/>$6<text:span text:style-name="T1">-dd</text:span> <text:s/></text:p>
            <text:p text:style-name="P21">180c</text:p>
          </table:table-cell>
          <table:table-cell table:style-name="s6.B4" office:value-type="string">
            <text:p text:style-name="P18">$6-d_dev</text:p>
          </table:table-cell>
          <table:table-cell table:style-name="s6.B4" office:value-type="string">
            <text:p text:style-name="P18">$6-dose</text:p>
          </table:table-cell>
          <table:table-cell table:style-name="s6.B4" office:value-type="string">
            <text:p text:style-name="P18">$6-d_res</text:p>
          </table:table-cell>
          <table:table-cell table:style-name="s6.B4" office:value-type="string">
            <text:p text:style-name="P18">$6-o_pog</text:p>
          </table:table-cell>
          <table:table-cell table:style-name="s6.B4" office:value-type="string">
            <text:p text:style-name="P18">$6-d_gran</text:p>
          </table:table-cell>
          <table:table-cell table:style-name="s6.I4" office:value-type="string">
            <text:p text:style-name="P25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41">Показания прибора</text:p>
          </table:table-cell>
          <table:table-cell table:style-name="t7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7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7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7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7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7">Фон</text:p>
          </table:table-cell>
          <table:table-cell table:style-name="t7.B3" office:value-type="string">
            <text:p text:style-name="P38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8">$7-bg0</text:p>
              <text:p text:style-name="P38">$7-bg1</text:p>
              <text:p text:style-name="P38">$7-bg2</text:p>
              <text:p text:style-name="P38">$7-bg3</text:p>
              <text:p text:style-name="P38">$7-bg4</text:p>
              <text:p text:style-name="P38">$7-bg5</text:p>
              <text:p text:style-name="P38">$7-bg6</text:p>
              <text:p text:style-name="P38">$7-bg7</text:p>
              <text:p text:style-name="P37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8">$7-m00</text:p>
              <text:p text:style-name="P38">$7-m01</text:p>
              <text:p text:style-name="P38">$7-m02</text:p>
              <text:p text:style-name="P38">$7-m03</text:p>
              <text:p text:style-name="P38">$7-m04</text:p>
              <text:p text:style-name="P38">$7-m05</text:p>
              <text:p text:style-name="P38">$7-m06</text:p>
              <text:p text:style-name="P38">$7-m07</text:p>
              <text:p text:style-name="P38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27">±<text:span text:style-name="T6">30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8">$7-m11</text:p>
              <text:p text:style-name="P38">$7-m12</text:p>
              <text:p text:style-name="P38">$7-m13</text:p>
              <text:p text:style-name="P38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27">±<text:span text:style-name="T6">15</text:span></text:p>
          </table:table-cell>
        </table:table-row>
        <table:table-row>
          <table:table-cell table:style-name="t7.A6" office:value-type="string">
            <text:p text:style-name="P17">800<text:span text:style-name="T6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8">$7-m21</text:p>
              <text:p text:style-name="P38">$7-m22</text:p>
              <text:p text:style-name="P38">$7-m23</text:p>
              <text:p text:style-name="P38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27">±<text:span text:style-name="T6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7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7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7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7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7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мЗв</text:p>
          </table:table-cell>
          <table:table-cell table:style-name="s7.B4" office:value-type="string">
            <text:p text:style-name="P18">$7-<text:span text:style-name="T1">dn</text:span></text:p>
          </table:table-cell>
          <table:table-cell table:style-name="s7.B4" office:value-type="string">
            <text:p text:style-name="P26"><text:s text:c="2"/>$7<text:span text:style-name="T1">-dd</text:span> <text:s/></text:p>
            <text:p text:style-name="P21">180c</text:p>
          </table:table-cell>
          <table:table-cell table:style-name="s7.B4" office:value-type="string">
            <text:p text:style-name="P18">$7-d_dev</text:p>
          </table:table-cell>
          <table:table-cell table:style-name="s7.B4" office:value-type="string">
            <text:p text:style-name="P18">$7-dose</text:p>
          </table:table-cell>
          <table:table-cell table:style-name="s7.B4" office:value-type="string">
            <text:p text:style-name="P18">$7-d_res</text:p>
          </table:table-cell>
          <table:table-cell table:style-name="s7.B4" office:value-type="string">
            <text:p text:style-name="P18">$7-o_pog</text:p>
          </table:table-cell>
          <table:table-cell table:style-name="s7.B4" office:value-type="string">
            <text:p text:style-name="P18">$7-d_gran</text:p>
          </table:table-cell>
          <table:table-cell table:style-name="s7.I4" office:value-type="string">
            <text:p text:style-name="P25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41">Показания прибора</text:p>
          </table:table-cell>
          <table:table-cell table:style-name="t8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8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8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8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8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7">Фон</text:p>
          </table:table-cell>
          <table:table-cell table:style-name="t8.B3" office:value-type="string">
            <text:p text:style-name="P38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8">$8-bg0</text:p>
              <text:p text:style-name="P38">$8-bg1</text:p>
              <text:p text:style-name="P38">$8-bg2</text:p>
              <text:p text:style-name="P38">$8-bg3</text:p>
              <text:p text:style-name="P38">$8-bg4</text:p>
              <text:p text:style-name="P38">$8-bg5</text:p>
              <text:p text:style-name="P38">$8-bg6</text:p>
              <text:p text:style-name="P38">$8-bg7</text:p>
              <text:p text:style-name="P37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8">$8-m00</text:p>
              <text:p text:style-name="P38">$8-m01</text:p>
              <text:p text:style-name="P38">$8-m02</text:p>
              <text:p text:style-name="P38">$8-m03</text:p>
              <text:p text:style-name="P38">$8-m04</text:p>
              <text:p text:style-name="P38">$8-m05</text:p>
              <text:p text:style-name="P38">$8-m06</text:p>
              <text:p text:style-name="P38">$8-m07</text:p>
              <text:p text:style-name="P38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27">±<text:span text:style-name="T6">30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8">$8-m11</text:p>
              <text:p text:style-name="P38">$8-m12</text:p>
              <text:p text:style-name="P38">$8-m13</text:p>
              <text:p text:style-name="P38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27">±<text:span text:style-name="T6">15</text:span></text:p>
          </table:table-cell>
        </table:table-row>
        <table:table-row>
          <table:table-cell table:style-name="t8.A6" office:value-type="string">
            <text:p text:style-name="P17">800<text:span text:style-name="T6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8">$8-m21</text:p>
              <text:p text:style-name="P38">$8-m22</text:p>
              <text:p text:style-name="P38">$8-m23</text:p>
              <text:p text:style-name="P38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27">±<text:span text:style-name="T6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8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8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8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8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8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мЗв</text:p>
          </table:table-cell>
          <table:table-cell table:style-name="s8.B4" office:value-type="string">
            <text:p text:style-name="P18">$8-<text:span text:style-name="T1">dn</text:span></text:p>
          </table:table-cell>
          <table:table-cell table:style-name="s8.B4" office:value-type="string">
            <text:p text:style-name="P26"><text:s text:c="2"/>$8<text:span text:style-name="T1">-dd</text:span> <text:s/></text:p>
            <text:p text:style-name="P21">180c</text:p>
          </table:table-cell>
          <table:table-cell table:style-name="s8.B4" office:value-type="string">
            <text:p text:style-name="P18">$8-d_dev</text:p>
          </table:table-cell>
          <table:table-cell table:style-name="s8.B4" office:value-type="string">
            <text:p text:style-name="P18">$8-dose</text:p>
          </table:table-cell>
          <table:table-cell table:style-name="s8.B4" office:value-type="string">
            <text:p text:style-name="P18">$8-d_res</text:p>
          </table:table-cell>
          <table:table-cell table:style-name="s8.B4" office:value-type="string">
            <text:p text:style-name="P18">$8-o_pog</text:p>
          </table:table-cell>
          <table:table-cell table:style-name="s8.B4" office:value-type="string">
            <text:p text:style-name="P18">$8-d_gran</text:p>
          </table:table-cell>
          <table:table-cell table:style-name="s8.I4" office:value-type="string">
            <text:p text:style-name="P25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41">Показания прибора</text:p>
          </table:table-cell>
          <table:table-cell table:style-name="t9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9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9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9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9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7">Фон</text:p>
          </table:table-cell>
          <table:table-cell table:style-name="t9.B3" office:value-type="string">
            <text:p text:style-name="P38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8">$9-bg0</text:p>
              <text:p text:style-name="P38">$9-bg1</text:p>
              <text:p text:style-name="P38">$9-bg2</text:p>
              <text:p text:style-name="P38">$9-bg3</text:p>
              <text:p text:style-name="P38">$9-bg4</text:p>
              <text:p text:style-name="P38">$9-bg5</text:p>
              <text:p text:style-name="P38">$9-bg6</text:p>
              <text:p text:style-name="P38">$9-bg7</text:p>
              <text:p text:style-name="P37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8">$9-m00</text:p>
              <text:p text:style-name="P38">$9-m01</text:p>
              <text:p text:style-name="P38">$9-m02</text:p>
              <text:p text:style-name="P38">$9-m03</text:p>
              <text:p text:style-name="P38">$9-m04</text:p>
              <text:p text:style-name="P38">$9-m05</text:p>
              <text:p text:style-name="P38">$9-m06</text:p>
              <text:p text:style-name="P38">$9-m07</text:p>
              <text:p text:style-name="P38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27">±<text:span text:style-name="T6">30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8">$9-m11</text:p>
              <text:p text:style-name="P38">$9-m12</text:p>
              <text:p text:style-name="P38">$9-m13</text:p>
              <text:p text:style-name="P38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27">±<text:span text:style-name="T6">15</text:span></text:p>
          </table:table-cell>
        </table:table-row>
        <table:table-row>
          <table:table-cell table:style-name="t9.A6" office:value-type="string">
            <text:p text:style-name="P17">800<text:span text:style-name="T6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8">$9-m21</text:p>
              <text:p text:style-name="P38">$9-m22</text:p>
              <text:p text:style-name="P38">$9-m23</text:p>
              <text:p text:style-name="P38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27">±<text:span text:style-name="T6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9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9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9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9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9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мЗв</text:p>
          </table:table-cell>
          <table:table-cell table:style-name="s9.B4" office:value-type="string">
            <text:p text:style-name="P18">$9-<text:span text:style-name="T1">dn</text:span></text:p>
          </table:table-cell>
          <table:table-cell table:style-name="s9.B4" office:value-type="string">
            <text:p text:style-name="P26"><text:s text:c="2"/>$9<text:span text:style-name="T1">-dd</text:span> <text:s/></text:p>
            <text:p text:style-name="P21">180c</text:p>
          </table:table-cell>
          <table:table-cell table:style-name="s9.B4" office:value-type="string">
            <text:p text:style-name="P18">$9-d_dev</text:p>
          </table:table-cell>
          <table:table-cell table:style-name="s9.B4" office:value-type="string">
            <text:p text:style-name="P18">$9-dose</text:p>
          </table:table-cell>
          <table:table-cell table:style-name="s9.B4" office:value-type="string">
            <text:p text:style-name="P18">$9-d_res</text:p>
          </table:table-cell>
          <table:table-cell table:style-name="s9.B4" office:value-type="string">
            <text:p text:style-name="P18">$9-o_pog</text:p>
          </table:table-cell>
          <table:table-cell table:style-name="s9.B4" office:value-type="string">
            <text:p text:style-name="P18">$9-d_gran</text:p>
          </table:table-cell>
          <table:table-cell table:style-name="s9.I4" office:value-type="string">
            <text:p text:style-name="P25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41">Показания прибора</text:p>
          </table:table-cell>
          <table:table-cell table:style-name="t10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10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10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0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0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7">Фон</text:p>
          </table:table-cell>
          <table:table-cell table:style-name="t10.B3" office:value-type="string">
            <text:p text:style-name="P38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8">$10-bg0</text:p>
              <text:p text:style-name="P38">$10-bg1</text:p>
              <text:p text:style-name="P38">$10-bg2</text:p>
              <text:p text:style-name="P38">$10-bg3</text:p>
              <text:p text:style-name="P38">$10-bg4</text:p>
              <text:p text:style-name="P38">$10-bg5</text:p>
              <text:p text:style-name="P38">$10-bg6</text:p>
              <text:p text:style-name="P38">$10-bg7</text:p>
              <text:p text:style-name="P37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8">$10-m00</text:p>
              <text:p text:style-name="P38">$10-m01</text:p>
              <text:p text:style-name="P38">$10-m02</text:p>
              <text:p text:style-name="P38">$10-m03</text:p>
              <text:p text:style-name="P38">$10-m04</text:p>
              <text:p text:style-name="P38">$10-m05</text:p>
              <text:p text:style-name="P38">$10-m06</text:p>
              <text:p text:style-name="P38">$10-m07</text:p>
              <text:p text:style-name="P38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27">±<text:span text:style-name="T6">30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8">$10-m11</text:p>
              <text:p text:style-name="P38">$10-m12</text:p>
              <text:p text:style-name="P38">$10-m13</text:p>
              <text:p text:style-name="P38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27">±<text:span text:style-name="T6">15</text:span></text:p>
          </table:table-cell>
        </table:table-row>
        <table:table-row>
          <table:table-cell table:style-name="t10.A6" office:value-type="string">
            <text:p text:style-name="P17">800<text:span text:style-name="T6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8">$10-m21</text:p>
              <text:p text:style-name="P38">$10-m22</text:p>
              <text:p text:style-name="P38">$10-m23</text:p>
              <text:p text:style-name="P38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27">±<text:span text:style-name="T6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0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10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0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10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0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мЗв</text:p>
          </table:table-cell>
          <table:table-cell table:style-name="s10.B4" office:value-type="string">
            <text:p text:style-name="P18">$10-<text:span text:style-name="T1">dn</text:span></text:p>
          </table:table-cell>
          <table:table-cell table:style-name="s10.B4" office:value-type="string">
            <text:p text:style-name="P26"><text:s text:c="2"/>$10<text:span text:style-name="T1">-dd</text:span> <text:s/></text:p>
            <text:p text:style-name="P21">180c</text:p>
          </table:table-cell>
          <table:table-cell table:style-name="s10.B4" office:value-type="string">
            <text:p text:style-name="P18">$10-d_dev</text:p>
          </table:table-cell>
          <table:table-cell table:style-name="s10.B4" office:value-type="string">
            <text:p text:style-name="P18">$10-dose</text:p>
          </table:table-cell>
          <table:table-cell table:style-name="s10.B4" office:value-type="string">
            <text:p text:style-name="P18">$10-d_res</text:p>
          </table:table-cell>
          <table:table-cell table:style-name="s10.B4" office:value-type="string">
            <text:p text:style-name="P18">$10-o_pog</text:p>
          </table:table-cell>
          <table:table-cell table:style-name="s10.B4" office:value-type="string">
            <text:p text:style-name="P18">$10-d_gran</text:p>
          </table:table-cell>
          <table:table-cell table:style-name="s10.I4" office:value-type="string">
            <text:p text:style-name="P25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41">Показания прибора</text:p>
          </table:table-cell>
          <table:table-cell table:style-name="t11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11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1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1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1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7">Фон</text:p>
          </table:table-cell>
          <table:table-cell table:style-name="t11.B3" office:value-type="string">
            <text:p text:style-name="P38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8">$11-bg0</text:p>
              <text:p text:style-name="P38">$11-bg1</text:p>
              <text:p text:style-name="P38">$11-bg2</text:p>
              <text:p text:style-name="P38">$11-bg3</text:p>
              <text:p text:style-name="P38">$11-bg4</text:p>
              <text:p text:style-name="P38">$11-bg5</text:p>
              <text:p text:style-name="P38">$11-bg6</text:p>
              <text:p text:style-name="P38">$11-bg7</text:p>
              <text:p text:style-name="P37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8">$11-m00</text:p>
              <text:p text:style-name="P38">$11-m01</text:p>
              <text:p text:style-name="P38">$11-m02</text:p>
              <text:p text:style-name="P38">$11-m03</text:p>
              <text:p text:style-name="P38">$11-m04</text:p>
              <text:p text:style-name="P38">$11-m05</text:p>
              <text:p text:style-name="P38">$11-m06</text:p>
              <text:p text:style-name="P38">$11-m07</text:p>
              <text:p text:style-name="P38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27">±<text:span text:style-name="T6">30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8">$11-m11</text:p>
              <text:p text:style-name="P38">$11-m12</text:p>
              <text:p text:style-name="P38">$11-m13</text:p>
              <text:p text:style-name="P38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27">±<text:span text:style-name="T6">15</text:span></text:p>
          </table:table-cell>
        </table:table-row>
        <table:table-row>
          <table:table-cell table:style-name="t11.A6" office:value-type="string">
            <text:p text:style-name="P17">800<text:span text:style-name="T6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8">$11-m21</text:p>
              <text:p text:style-name="P38">$11-m22</text:p>
              <text:p text:style-name="P38">$11-m23</text:p>
              <text:p text:style-name="P38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27">±<text:span text:style-name="T6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1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11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1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11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1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мЗв</text:p>
          </table:table-cell>
          <table:table-cell table:style-name="s11.B4" office:value-type="string">
            <text:p text:style-name="P18">$11-<text:span text:style-name="T1">dn</text:span></text:p>
          </table:table-cell>
          <table:table-cell table:style-name="s11.B4" office:value-type="string">
            <text:p text:style-name="P26"><text:s text:c="2"/>$11<text:span text:style-name="T1">-dd</text:span> <text:s/></text:p>
            <text:p text:style-name="P21">180c</text:p>
          </table:table-cell>
          <table:table-cell table:style-name="s11.B4" office:value-type="string">
            <text:p text:style-name="P18">$11-d_dev</text:p>
          </table:table-cell>
          <table:table-cell table:style-name="s11.B4" office:value-type="string">
            <text:p text:style-name="P18">$11-dose</text:p>
          </table:table-cell>
          <table:table-cell table:style-name="s11.B4" office:value-type="string">
            <text:p text:style-name="P18">$11-d_res</text:p>
          </table:table-cell>
          <table:table-cell table:style-name="s11.B4" office:value-type="string">
            <text:p text:style-name="P18">$11-o_pog</text:p>
          </table:table-cell>
          <table:table-cell table:style-name="s11.B4" office:value-type="string">
            <text:p text:style-name="P18">$11-d_gran</text:p>
          </table:table-cell>
          <table:table-cell table:style-name="s11.I4" office:value-type="string">
            <text:p text:style-name="P25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2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6">индивидуаль-ного эквива-лента</text:span> дозы в <text:span text:style-name="T6">контрольной</text:span> точке <text:span text:style-name="T17">Ḣ</text:span><text:span text:style-name="T12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41">Показания прибора</text:p>
          </table:table-cell>
          <table:table-cell table:style-name="t12.B2" office:value-type="string">
            <text:p text:style-name="P32">Среднее значение, </text:p>
            <text:p text:style-name="P33"><text:span text:style-name="T2">H</text:span><text:span text:style-name="T12">pi</text:span><text:span text:style-name="T27">(10)</text:span></text:p>
          </table:table-cell>
          <table:table-cell table:style-name="t12.B2" office:value-type="string">
            <text:p text:style-name="P23"><text:span text:style-name="T7">Относи-тель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23"><text:span text:style-name="T8">θ</text:span><text:span text:style-name="T14">пр</text:span><text:span text:style-name="T12">i</text:span><text:span text:style-name="T6">,</text:span> %</text:p>
          </table:table-cell>
          <table:table-cell table:style-name="t12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2">i</text:span><text:span text:style-name="T1">, %</text:span></text:p>
          </table:table-cell>
          <table:table-cell table:style-name="t12.B2" office:value-type="string">
            <text:p text:style-name="P30"><text:span text:style-name="T6">Довери-тель</text:span>ная граница <text:span text:style-name="T6">погрешнос-ти</text:span> измере-ния <text:span text:style-name="T5">Δ</text:span><text:span text:style-name="T12">i</text:span><text:span text:style-name="T1">,</text:span> %</text:p>
          </table:table-cell>
          <table:table-cell table:style-name="t12.I2" office:value-type="string">
            <text:p text:style-name="P28"><text:span text:style-name="T23">Предел основной </text:span><text:span text:style-name="T6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7">Фон</text:p>
          </table:table-cell>
          <table:table-cell table:style-name="t12.B3" office:value-type="string">
            <text:p text:style-name="P38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8">$12-bg0</text:p>
              <text:p text:style-name="P38">$12-bg1</text:p>
              <text:p text:style-name="P38">$12-bg2</text:p>
              <text:p text:style-name="P38">$12-bg3</text:p>
              <text:p text:style-name="P38">$12-bg4</text:p>
              <text:p text:style-name="P38">$12-bg5</text:p>
              <text:p text:style-name="P38">$12-bg6</text:p>
              <text:p text:style-name="P38">$12-bg7</text:p>
              <text:p text:style-name="P37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8">$12-m00</text:p>
              <text:p text:style-name="P38">$12-m01</text:p>
              <text:p text:style-name="P38">$12-m02</text:p>
              <text:p text:style-name="P38">$12-m03</text:p>
              <text:p text:style-name="P38">$12-m04</text:p>
              <text:p text:style-name="P38">$12-m05</text:p>
              <text:p text:style-name="P38">$12-m06</text:p>
              <text:p text:style-name="P38">$12-m07</text:p>
              <text:p text:style-name="P38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27">±<text:span text:style-name="T6">30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8">$12-m11</text:p>
              <text:p text:style-name="P38">$12-m12</text:p>
              <text:p text:style-name="P38">$12-m13</text:p>
              <text:p text:style-name="P38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27">±<text:span text:style-name="T6">15</text:span></text:p>
          </table:table-cell>
        </table:table-row>
        <table:table-row>
          <table:table-cell table:style-name="t12.A6" office:value-type="string">
            <text:p text:style-name="P17">800<text:span text:style-name="T6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8">$12-m21</text:p>
              <text:p text:style-name="P38">$12-m22</text:p>
              <text:p text:style-name="P38">$12-m23</text:p>
              <text:p text:style-name="P38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27">±<text:span text:style-name="T6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2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7"><text:span text:style-name="T1">Действи-тельное</text:span> значение</text:p>
            <text:p text:style-name="P37">ЭД,</text:p>
            <text:p text:style-name="P37"><text:span text:style-name="T2">H</text:span><text:span text:style-name="T12">p</text:span><text:span text:style-name="T11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9"><text:s text:c="2"/>d, <text:span text:style-name="T6">см <text:s/></text:span></text:p>
            <text:p text:style-name="P40">t, <text:span text:style-name="T6">сек</text:span></text:p>
          </table:table-cell>
          <table:table-cell table:style-name="s12.B2" table:number-columns-spanned="3" office:value-type="string">
            <text:p text:style-name="P37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7">Относитель-ная</text:span><text:span text:style-name="T24"> </text:span><text:span text:style-name="T7">погреш-ность</text:span><text:span text:style-name="T24"> </text:span><text:span text:style-name="T7">измерения</text:span> </text:p>
            <text:p text:style-name="P17"><text:span text:style-name="T8">θ</text:span><text:span text:style-name="T14">пр</text:span><text:span text:style-name="T12">i</text:span><text:span text:style-name="T6">,</text:span> %</text:p>
          </table:table-cell>
          <table:table-cell table:style-name="s12.B2" table:number-rows-spanned="2" office:value-type="string">
            <text:p text:style-name="P31"><text:span text:style-name="T6">Доверитель-</text:span>ная граница погрешности измерения <text:span text:style-name="T5">Δ</text:span><text:span text:style-name="T12">i</text:span><text:span text:style-name="T1">,</text:span> %</text:p>
          </table:table-cell>
          <table:table-cell table:style-name="s12.I2" table:number-rows-spanned="2" office:value-type="string">
            <text:p text:style-name="P29"><text:span text:style-name="T22">Предел основной </text:span><text:span text:style-name="T6">относитель-ной</text:span> <text:span text:style-name="T1">погреш-ности, </text:span><text:span text:style-name="T6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7"><text:span text:style-name="T2">H</text:span><text:span text:style-name="T12">pi</text:span><text:span text:style-name="T1">(10)</text:span></text:p>
          </table:table-cell>
          <table:table-cell table:style-name="s12.D3" office:value-type="string">
            <text:p text:style-name="P37"><text:span text:style-name="T2">H</text:span><text:span text:style-name="T12">pi</text:span><text:span text:style-name="T1">(10)</text:span><text:span text:style-name="T10">изм.</text:span></text:p>
          </table:table-cell>
          <table:table-cell table:style-name="s12.D3" office:value-type="string">
            <text:p text:style-name="P37"><text:span text:style-name="T2">H</text:span><text:span text:style-name="T12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2">p</text:span><text:span text:style-name="T11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мЗв</text:p>
          </table:table-cell>
          <table:table-cell table:style-name="s12.B4" office:value-type="string">
            <text:p text:style-name="P18">$12-<text:span text:style-name="T1">dn</text:span></text:p>
          </table:table-cell>
          <table:table-cell table:style-name="s12.B4" office:value-type="string">
            <text:p text:style-name="P26"><text:s text:c="2"/>$12<text:span text:style-name="T1">-dd</text:span> <text:s/></text:p>
            <text:p text:style-name="P21">180c</text:p>
          </table:table-cell>
          <table:table-cell table:style-name="s12.B4" office:value-type="string">
            <text:p text:style-name="P18">$12-d_dev</text:p>
          </table:table-cell>
          <table:table-cell table:style-name="s12.B4" office:value-type="string">
            <text:p text:style-name="P18">$12-dose</text:p>
          </table:table-cell>
          <table:table-cell table:style-name="s12.B4" office:value-type="string">
            <text:p text:style-name="P18">$12-d_res</text:p>
          </table:table-cell>
          <table:table-cell table:style-name="s12.B4" office:value-type="string">
            <text:p text:style-name="P18">$12-o_pog</text:p>
          </table:table-cell>
          <table:table-cell table:style-name="s12.B4" office:value-type="string">
            <text:p text:style-name="P18">$12-d_gran</text:p>
          </table:table-cell>
          <table:table-cell table:style-name="s12.I4" office:value-type="string">
            <text:p text:style-name="P25">±15</text:p>
          </table:table-cell>
        </table:table-row>
      </table:table>
      <text:p text:style-name="P3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7T11:09:30.31</dc:date>
    <meta:editing-duration>P3DT7H3M59S</meta:editing-duration>
    <meta:editing-cycles>381</meta:editing-cycles>
    <meta:generator>OpenOffice/4.1.6$Win32 OpenOffice.org_project/416m1$Build-9790</meta:generator>
    <meta:document-statistic meta:table-count="25" meta:image-count="0" meta:object-count="0" meta:page-count="7" meta:paragraph-count="1220" meta:word-count="2181" meta:character-count="16038"/>
  </office:meta>
</office:document-meta>
</file>